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2">
      <style:paragraph-properties fo:margin-top="0in" fo:margin-bottom="0in"/>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Text_20_body" style:list-style-name="L3">
      <style:paragraph-properties fo:margin-top="0in" fo:margin-bottom="0in"/>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Text_20_body" style:list-style-name="L4">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office:automatic-styles>
  <office:body>
    <office:text>
      <text:p text:style-name="Title">Production Breakpoints</text:p>
      <text:p text:style-name="Author">Dale Hamel</text:p>
      <text:p text:style-name="Date">12/03/19 03:20:32 AM UTC</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This is approximately a 15-minute read.</text:p>
      <text:p text:style-name="Text_20_body">This document is also available in <text:a xlink:type="simple" xlink:href="./output/doc.epub" office:name=""><text:span text:style-name="Definition">epub</text:span></text:a> and <text:a xlink:type="simple" xlink:href="./output/doc.pdf" office:name=""><text:span text:style-name="Definition">pdf</text:span></text:a> format if you prefer.</text:p>
      <text:h text:style-name="Heading_20_1" text:outline-level="1"><text:bookmark-start text:name="status"/>Status<text:bookmark-end text:name="status"/></text:h>
      <text:list text:style-name="L1">
        <text:list-item>
          <text:p text:style-name="P1">Still very much under heavy development and experimentation</text:p>
        </text:list-item>
        <text:list-item>
          <text:p text:style-name="P1">Shifted direction to be tied to Ruby TracePoints</text:p>
        </text:list-item>
        <text:list-item>
          <text:p text:style-name="P1">Original implementation tied to eval to re-interpret method code is still more functional, but less practical for production use.</text:p>
        </text:list-item>
      </text:list>
      <text:h text:style-name="Heading_20_1" text:outline-level="1"><text:bookmark-start text:name="injecting-breakpoints"/>Injecting breakpoints<text:bookmark-end text:name="injecting-breakpoints"/></text:h>
      <text:p text:style-name="First_20_paragraph">There are multiple ways to inject breakpoints into running code, each with different tradeoffs.</text:p>
      <text:h text:style-name="Heading_20_2" text:outline-level="2"><text:bookmark-start text:name="unmixer-approach"/>Unmixer Approach<text:bookmark-end text:name="unmixer-approach"/></text:h>
      <text:p text:style-name="First_20_paragraph">I set out to prove if I could build a line-targeting debugger with USDT tracepoints, and did so via modifying the class hierarchy, generating an override method on-the-fly.</text:p>
      <text:p text:style-name="Text_20_body">I was able to do this with “eval”, and be passing the current binding to a block that calls eval, I was able to wrap the original code in my own block handler, but still be able to execute it in the current context!</text:p>
      <text:p text:style-name="Text_20_body">This was a proof of concept at least. However, I quickly learned from my colleague Alan Wu, that this type of monkeypatching had dangerous implications to the ruby method cache which I had not considered.</text:p>
      <text:p text:style-name="Text_20_body">Ruby “production breakpoints” would originally use its AST parsing to rewrite the source code of a method with the targeted lines to include a wrapper around those lines. This is still the most powerful way to do this from outside of the RubyVM I have been able to determine.</text:p>
      <text:p text:style-name="Text_20_body">The method is redefined by prepending a module with the new definition to the parent of the original method, overriding it. To undo this, the module can be ‘unprepended’ restoring the original behavior.</text:p>
      <text:h text:style-name="Heading_20_2" text:outline-level="2"><text:bookmark-start text:name="using-the-ruby-tracepoint-api"/>Using the Ruby TracePoint API<text:bookmark-end text:name="using-the-ruby-tracepoint-api"/></text:h>
      <text:p text:style-name="First_20_paragraph">Ruby now supports tracing only particular methods [<text:a xlink:type="simple" xlink:href="#ref-ruby-tracing-feature-15289" office:name=""><text:span text:style-name="Definition">1</text:span></text:a>] instead of all methods, and looks to be aiming to add a similar sort of debugging support natively.</text:p>
      <text:p text:style-name="Text_20_body">The docs are not very thorough in the official rubydoc for this [<text:a xlink:type="simple" xlink:href="#ref-ruby-2-6-tracing-docs" office:name=""><text:span text:style-name="Definition">2</text:span></text:a>], but it is further documented in the [<text:a xlink:type="simple" xlink:href="#ref-ruby-prelude-targetted-tracing" office:name=""><text:span text:style-name="Definition">3</text:span></text:a>] prelude.rb file:</text:p>
      <text:p text:style-name="P2"><text:s text:c="2"/># call-seq:</text:p>
      <text:p text:style-name="P3"><text:s text:c="2"/># <text:s text:c="3"/>trace.enable(target: nil, target_line: nil, target_thread: nil) <text:s text:c="3"/>-&gt; true or false</text:p>
      <text:p text:style-name="P4"><text:s text:c="2"/># <text:s text:c="3"/>trace.enable(target: nil, target_line: nil, target_thread: nil) { block } <text:s text:c="1"/>-&gt; obj</text:p>
      <text:p text:style-name="P5"><text:s text:c="2"/>#</text:p>
      <text:p text:style-name="P6"><text:s text:c="2"/># Activates the trace.</text:p>
      <text:p text:style-name="P7"><text:s text:c="2"/>#</text:p>
      <text:p text:style-name="P8"><text:s text:c="2"/># Returns +true+ if trace was enabled.</text:p>
      <text:p text:style-name="P9"><text:s text:c="2"/># Returns +false+ if trace was disabled.</text:p>
      <text:p text:style-name="P10"><text:s text:c="2"/>#</text:p>
      <text:p text:style-name="P11"><text:s text:c="2"/># <text:s text:c="2"/>trace.enabled? <text:s text:c="1"/>#=&gt; false</text:p>
      <text:p text:style-name="P12"><text:s text:c="2"/># <text:s text:c="2"/>trace.enable <text:s text:c="3"/>#=&gt; false (previous state)</text:p>
      <text:p text:style-name="P13"><text:s text:c="2"/># <text:s text:c="18"/># <text:s text:c="2"/>trace is enabled</text:p>
      <text:p text:style-name="P14"><text:s text:c="2"/># <text:s text:c="2"/>trace.enabled? <text:s text:c="1"/>#=&gt; true</text:p>
      <text:p text:style-name="P15"><text:s text:c="2"/># <text:s text:c="2"/>trace.enable <text:s text:c="3"/>#=&gt; true (previous state)</text:p>
      <text:p text:style-name="P16"><text:s text:c="2"/># <text:s text:c="18"/># <text:s text:c="2"/>trace is still enabled</text:p>
      <text:p text:style-name="P17"><text:s text:c="2"/>#</text:p>
      <text:p text:style-name="P18"><text:s text:c="2"/># If a block is given, the trace will only be enabled within the scope of the</text:p>
      <text:p text:style-name="P19"><text:s text:c="2"/># block.</text:p>
      <text:p text:style-name="P20"><text:s text:c="2"/>#</text:p>
      <text:p text:style-name="P21"><text:s text:c="2"/># <text:s text:c="3"/>trace.enabled?</text:p>
      <text:p text:style-name="P22"><text:s text:c="2"/># <text:s text:c="3"/>#=&gt; false</text:p>
      <text:p text:style-name="P23"><text:s text:c="2"/>#</text:p>
      <text:p text:style-name="P24"><text:s text:c="2"/># <text:s text:c="3"/>trace.enable do</text:p>
      <text:p text:style-name="P25"><text:s text:c="2"/># <text:s text:c="5"/>trace.enabled?</text:p>
      <text:p text:style-name="P26"><text:s text:c="2"/># <text:s text:c="5"/># only enabled for this block</text:p>
      <text:p text:style-name="P27"><text:s text:c="2"/># <text:s text:c="3"/>end</text:p>
      <text:p text:style-name="P28"><text:s text:c="2"/>#</text:p>
      <text:p text:style-name="P29"><text:s text:c="2"/># <text:s text:c="3"/>trace.enabled?</text:p>
      <text:p text:style-name="P30"><text:s text:c="2"/># <text:s text:c="3"/>#=&gt; false</text:p>
      <text:p text:style-name="P31"><text:s text:c="2"/>#</text:p>
      <text:p text:style-name="P32"><text:s text:c="2"/># +target+, +target_line+ and +target_thread+ parameters are used to</text:p>
      <text:p text:style-name="P33"><text:s text:c="2"/># limit tracing only to specified code objects. +target+ should be a</text:p>
      <text:p text:style-name="P34"><text:s text:c="2"/># code object for which RubyVM::InstructionSequence.of will return</text:p>
      <text:p text:style-name="P35"><text:s text:c="2"/># an instruction sequence.</text:p>
      <text:p text:style-name="P36"><text:s text:c="2"/>#</text:p>
      <text:p text:style-name="P37"><text:s text:c="2"/># <text:s text:c="3"/>t = TracePoint.new(:line) { |tp| p tp }</text:p>
      <text:p text:style-name="P38"><text:s text:c="2"/>#</text:p>
      <text:p text:style-name="P39"><text:s text:c="2"/># <text:s text:c="3"/>def m1</text:p>
      <text:p text:style-name="P40"><text:s text:c="2"/># <text:s text:c="5"/>p 1</text:p>
      <text:p text:style-name="P41"><text:s text:c="2"/># <text:s text:c="3"/>end</text:p>
      <text:p text:style-name="P42"><text:s text:c="2"/>#</text:p>
      <text:p text:style-name="P43"><text:s text:c="2"/># <text:s text:c="3"/>def m2</text:p>
      <text:p text:style-name="P44"><text:s text:c="2"/># <text:s text:c="5"/>p 2</text:p>
      <text:p text:style-name="P45"><text:s text:c="2"/># <text:s text:c="3"/>end</text:p>
      <text:p text:style-name="P46"><text:s text:c="2"/>#</text:p>
      <text:p text:style-name="P47"><text:s text:c="2"/># <text:s text:c="3"/>t.enable(target: method(:m1))</text:p>
      <text:p text:style-name="P48"><text:s text:c="2"/>#</text:p>
      <text:p text:style-name="P49"><text:s text:c="2"/># <text:s text:c="3"/>m1</text:p>
      <text:p text:style-name="P50"><text:s text:c="2"/># <text:s text:c="3"/># prints #&lt;TracePoint:line@test.rb:5 in `m1'&gt;</text:p>
      <text:p text:style-name="P51"><text:s text:c="2"/># <text:s text:c="3"/>m2</text:p>
      <text:p text:style-name="P52"><text:s text:c="2"/># <text:s text:c="3"/># prints nothing</text:p>
      <text:p text:style-name="P53"><text:s text:c="2"/>#</text:p>
      <text:p text:style-name="P54"><text:s text:c="2"/># Note: You cannot access event hooks within the +enable+ block.</text:p>
      <text:p text:style-name="P55"><text:s text:c="2"/>#</text:p>
      <text:p text:style-name="P56"><text:s text:c="2"/># <text:s text:c="3"/>trace.enable { p tp.lineno }</text:p>
      <text:p text:style-name="P57"><text:s text:c="2"/># <text:s text:c="3"/>#=&gt; RuntimeError: access from outside</text:p>
      <text:p text:style-name="P58"><text:s text:c="2"/>#</text:p>
      <text:p text:style-name="First_20_paragraph">Alan Wu [<text:a xlink:type="simple" xlink:href="#ref-xrxr" office:name=""><text:span text:style-name="Definition">4</text:span></text:a>] tipped me off to this, and showed by an initial prototype gist [<text:a xlink:type="simple" xlink:href="#ref-xrxr-gist" office:name=""><text:span text:style-name="Definition">5</text:span></text:a>], which succinctly shows a basic usage of this:</text:p>
      <text:p text:style-name="P59">class Foo</text:p>
      <text:p text:style-name="P60"><text:s text:c="2"/>def hello(arg = nil)</text:p>
      <text:p text:style-name="P61"><text:s text:c="4"/>puts "Hello #{arg}"</text:p>
      <text:p text:style-name="P62"><text:s text:c="2"/>end</text:p>
      <text:p text:style-name="P63">end</text:p>
      <text:p text:style-name="P64"/>
      <text:p text:style-name="P65">one = Foo.new</text:p>
      <text:p text:style-name="P66">two = Foo.new</text:p>
      <text:p text:style-name="P67"/>
      <text:p text:style-name="P68">one.hello</text:p>
      <text:p text:style-name="P69">two.hello</text:p>
      <text:p text:style-name="P70"/>
      <text:p text:style-name="P71">trace = TracePoint.new(:call) do |tp|</text:p>
      <text:p text:style-name="P72"><text:s text:c="2"/>puts "intercepted! arg=#{tp.binding.local_variable_get(:arg)}"</text:p>
      <text:p text:style-name="P73">end</text:p>
      <text:p text:style-name="P74">trace.enable(target: Foo.instance_method(:hello)) do</text:p>
      <text:p text:style-name="P75"><text:s text:c="2"/>one.hello(:first)</text:p>
      <text:p text:style-name="P76"><text:s text:c="2"/>two.hello(:second)</text:p>
      <text:p text:style-name="P77">end</text:p>
      <text:p text:style-name="First_20_paragraph">From this, we can build handlers that run using the RubyVM TracePoint object.</text:p>
      <text:p text:style-name="Text_20_body">This object has full access to the execution context of the caller it would seem.</text:p>
      <text:h text:style-name="Heading_20_1" text:outline-level="1"><text:bookmark-start text:name="specifying-breakpoints"/>Specifying breakpoints<text:bookmark-end text:name="specifying-breakpoints"/></text:h>
      <text:p text:style-name="First_20_paragraph">A global config value:</text:p>
      <text:p text:style-name="P78">ProductionBreakpoints.config_file</text:p>
      <text:p text:style-name="First_20_paragraph">Can be set to specify the path to a JSON config, indicating the breakpoints that are to be installed:</text:p>
      <text:p text:style-name="Text_20_body">FIXME {.json include=src/ruby-production-breakpoints/test/config/test_load.json}</text:p>
      <text:p text:style-name="Text_20_body">These values indicate:</text:p>
      <text:list text:style-name="L2">
        <text:list-item>
          <text:p text:style-name="P79"><text:span text:style-name="Source_Text">type</text:span>: the built-in breakpoint handler to run when the specified breakpoint is hit in production.</text:p>
        </text:list-item>
        <text:list-item>
          <text:p text:style-name="P79"><text:span text:style-name="Source_Text">source_file</text:span>: the source repository-root relative path to the source file to install a breakpoint within. (note, the path of this source folder relative to the host / mount namespace is to be handled elsewhere by the caller that initiates tracing via this gem)</text:p>
        </text:list-item>
        <text:list-item>
          <text:p text:style-name="P79"><text:span text:style-name="Source_Text">start_line</text:span>: The first line which should be evaluated from the context of the breakpoint.</text:p>
        </text:list-item>
        <text:list-item>
          <text:p text:style-name="P79"><text:span text:style-name="Source_Text">end_line</text:span>: The last line which should be evaluated in the context of the breakpoint</text:p>
        </text:list-item>
        <text:list-item>
          <text:p text:style-name="P79"><text:span text:style-name="Source_Text">trace_id</text:span>: A key to group the output of executing the breakpoint, and filter results associated with a particular breakpoint invocation</text:p>
        </text:list-item>
      </text:list>
      <text:p text:style-name="First_20_paragraph">Many breakpoints can be specified. Breakpoints that apply to the same file are added and removed simultaneously. Breakpoints that are applied but not specified in the config file will be removed if the config file is reloaded.</text:p>
      <text:h text:style-name="Heading_20_1" text:outline-level="1"><text:bookmark-start text:name="built-in-breakpoints"/>Built-in breakpoints<text:bookmark-end text:name="built-in-breakpoints"/></text:h>
      <text:h text:style-name="Heading_20_2" text:outline-level="2"><text:bookmark-start text:name="latency"/>Latency<text:bookmark-end text:name="latency"/></text:h>
      <text:p text:style-name="First_20_paragraph">Output: Integer, nanoseconds elapsed</text:p>
      <text:p text:style-name="Text_20_body">The latency breakpoint provides the elapsed time from a monotonic source, for the duration of the breakpoint handler.</text:p>
      <text:p text:style-name="Text_20_body">This shows the time required to execute the code between the start and end lines, within a given method.</text:p>
      <text:p text:style-name="Text_20_body">Handler definition:</text:p>
      <text:p text:style-name="P80"><text:s text:c="6"/>TRACEPOINT_TYPES = [Integer].freeze</text:p>
      <text:p text:style-name="P81"/>
      <text:p text:style-name="P82"><text:s text:c="6"/>class &lt;&lt; self</text:p>
      <text:p text:style-name="P83"><text:s text:c="8"/>def start_times</text:p>
      <text:p text:style-name="P84"><text:s text:c="10"/>@start_times ||= {}</text:p>
      <text:p text:style-name="P85"><text:s text:c="8"/>end</text:p>
      <text:p text:style-name="P86"/>
      <text:p text:style-name="P87"><text:s text:c="8"/>def start_times_set(tid, ns)</text:p>
      <text:h text:style-name="Heading_20_2" text:outline-level="2"><text:bookmark-start text:name="locals"/>Locals<text:bookmark-end text:name="locals"/></text:h>
      <text:p text:style-name="First_20_paragraph">Output: String, key,value via ruby inspect</text:p>
      <text:p text:style-name="Text_20_body">The ‘locals’ breakpoint shows the value of all locals.</text:p>
      <text:p text:style-name="Text_20_body">NOTE: due to limitations in eBPF, there is a maximum serializable string size. Very complex objects cannot be efficiently serialized and inspected.</text:p>
      <text:p text:style-name="P88"><text:s text:c="4"/># Show local variables and their values</text:p>
      <text:p text:style-name="P89"><text:s text:c="4"/>class Locals &lt; Base # FIXME: refactor a bunch of these idioms into Base</text:p>
      <text:p text:style-name="P90"><text:s text:c="6"/>TRACEPOINT_TYPES = [String].freeze</text:p>
      <text:p text:style-name="P91"/>
      <text:p text:style-name="P92"><text:s text:c="6"/>def handle(vm_tracepoint)</text:p>
      <text:p text:style-name="P93"><text:s text:c="8"/>return unless @tracepoint.enabled?</text:p>
      <text:p text:style-name="P94"/>
      <text:p text:style-name="P95"><text:s text:c="8"/>locals = vm_tracepoint.binding.local_variables</text:p>
      <text:p text:style-name="P96"><text:s text:c="8"/>vals = locals.map do |v|</text:p>
      <text:h text:style-name="Heading_20_2" text:outline-level="2"><text:bookmark-start text:name="inspect"/>Inspect<text:bookmark-end text:name="inspect"/></text:h>
      <text:p text:style-name="First_20_paragraph">Output: String, value via ruby inspect</text:p>
      <text:p text:style-name="Text_20_body">The <text:span text:style-name="Source_Text">inspect</text:span> command shows the inspected value of whatever the last expression evaluated to within the breakpoint handler block.</text:p>
      <text:p text:style-name="P97"><text:s text:c="4"/>class Inspect &lt; Base</text:p>
      <text:p text:style-name="P98"><text:s text:c="6"/>TRACEPOINT_TYPES = [Integer, String].freeze</text:p>
      <text:p text:style-name="P99"/>
      <text:p text:style-name="P100"><text:s text:c="6"/># FIXME!!! Could be **VERY** Unsafe</text:p>
      <text:p text:style-name="P101"><text:s text:c="6"/># If inspect is allowed to be called on a method, it wil be extremely unsafe.</text:p>
      <text:p text:style-name="P102"><text:s text:c="6"/># it will actually call the method a second time, which modifies the code</text:p>
      <text:h text:style-name="Heading_20_2" text:outline-level="2"><text:bookmark-start text:name="ustack"/>Ustack<text:bookmark-end text:name="ustack"/></text:h>
      <text:p text:style-name="First_20_paragraph">Output: String, simplified stack caller output</text:p>
      <text:h text:style-name="Heading_20_1" text:outline-level="1"><text:bookmark-start text:name="internals"/>Internals<text:bookmark-end text:name="internals"/></text:h>
      <text:h text:style-name="Heading_20_2" text:outline-level="2"><text:bookmark-start text:name="installing-breakpoints"/>Installing breakpoints<text:bookmark-end text:name="installing-breakpoints"/></text:h>
      <text:p text:style-name="First_20_paragraph">This gem leverages the ruby-static-tracing [<text:a xlink:type="simple" xlink:href="#ref-ruby-static-tracing" office:name=""><text:span text:style-name="Definition">6</text:span></text:a>] gem [<text:a xlink:type="simple" xlink:href="#ref-ruby-static-tracing-gem" office:name=""><text:span text:style-name="Definition">7</text:span></text:a>] which provides the <text:span text:style-name="T1">secret sauce</text:span> that allows for plucking this data out of a ruby process, using the kernel’s handling of the Intel x86 “Breakpoint” int3 instruction, you can learn more about that in the USDT Report [<text:a xlink:type="simple" xlink:href="#ref-usdt-report-doc" office:name=""><text:span text:style-name="Definition">8</text:span></text:a>]</text:p>
      <text:p text:style-name="Text_20_body">For each source file, a ‘shadow’ ELF stub is associated with it, and can be easily found by inspecting the processes open file handles.</text:p>
      <text:p text:style-name="Text_20_body">After all breakpoints have been specified for a file, the ELF stub can be generated and loaded. To update or remove breakpoints, this ELF stub needs to be re-loaded, which requires the breakpoints to be disabled first. To avoid this, the scope could be changed to be something other than file, but file is believed to be nice and easily discoverable for now.</text:p>
      <text:p text:style-name="Text_20_body">The tracing code will noop, until a tracer is actually attached to it, and should have minimal performance implications.</text:p>
      <text:h text:style-name="Heading_20_2" text:outline-level="2"><text:bookmark-start text:name="ruby-override-technique-via-unmixer"/>Ruby Override technique via Unmixer<text:bookmark-end text:name="ruby-override-technique-via-unmixer"/></text:h>
      <text:p text:style-name="First_20_paragraph">The Unmixer gem hooks into the ruby internal header API, and provides a back-door into the RubyVM source code to <text:span text:style-name="Source_Text">unprepend</text:span> classes or modules from the global hierarchy.</text:p>
      <text:p text:style-name="Text_20_body">An anonymous module is created, with the modified source code containing our breakpoint handler.</text:p>
      <text:p text:style-name="Text_20_body">To enable the breakpoint code, this module is prepended to the original method’s parent. To undo this, the module is simply ‘unprepended’, a feature unmixer uses to tap into Ruby’s ancestry hierarchy via a native extension.</text:p>
      <text:p text:style-name="P103"><text:s text:c="8"/>@tracepoint = StaticTracing::Tracepoint.new(@provider_name,</text:p>
      <text:p text:style-name="P104"><text:s text:c="52"/>@name,</text:p>
      <text:p text:style-name="P105"><text:s text:c="52"/>*self.class.const_get('TRACEPOINT_TYPES'))</text:p>
      <text:p text:style-name="P106"><text:s text:c="8"/>@trace_lines = (@start_line..@end_line).to_a</text:p>
      <text:p text:style-name="P107"><text:s text:c="8"/>@vm_tracepoints = {}</text:p>
      <text:p text:style-name="P108"><text:s text:c="6"/>end</text:p>
      <text:p text:style-name="P109"/>
      <text:p text:style-name="P110"><text:s text:c="6"/>def install</text:p>
      <text:p text:style-name="P111"><text:s text:c="8"/>@trace_lines.each do |line|</text:p>
      <text:p text:style-name="P112"><text:s text:c="10"/>puts "Adding tracepoint for #{line}"</text:p>
      <text:h text:style-name="Heading_20_2" text:outline-level="2"><text:bookmark-start text:name="dynamically-redefined-methods"/>Dynamically redefined methods<text:bookmark-end text:name="dynamically-redefined-methods"/></text:h>
      <text:p text:style-name="First_20_paragraph">We define a ‘handler’ and a ‘finisher’ block for each breakpoint we attach.</text:p>
      <text:p text:style-name="Text_20_body">Presently, we don’t support attaching multiple breakpoints within the same function, but we could do so if we applied this as a chain of handers followed by a finalizer, but that will be a feature for later. Some locking should exist to ensure the same method is not overriden multiple times until this is done.</text:p>
      <text:p text:style-name="Text_20_body">These hooks into our breakpoint API are injected into the method source from the locations we used the ruby AST libraries to parse:</text:p>
      <text:p text:style-name="P113"><text:s text:c="2"/>end</text:p>
      <text:p text:style-name="P114">end</text:p>
      <text:p text:style-name="First_20_paragraph">And the outcome looks something like this:</text:p>
      <text:p text:style-name="First_20_paragraph">This is called when the breakpoint is handled, in order to evaluate the whole method within the original, intended context:</text:p>
      <text:p text:style-name="P115"><text:s text:c="6"/>def uninstall</text:p>
      <text:p text:style-name="P116"><text:s text:c="8"/>@vm_tracepoints.each_value(&amp;:disable)</text:p>
      <text:p text:style-name="P117"><text:s text:c="6"/>end</text:p>
      <text:p text:style-name="P118"/>
      <text:p text:style-name="P119"><text:s text:c="6"/>def load</text:p>
      <text:p text:style-name="P120"><text:s text:c="8"/>@tracepoint.provider.enable</text:p>
      <text:p text:style-name="P121"><text:s text:c="6"/>end</text:p>
      <text:p text:style-name="P122"/>
      <text:p text:style-name="P123"><text:s text:c="6"/>def unload</text:p>
      <text:p text:style-name="First_20_paragraph">This caller binding is taken at the point our handler starts, so it’s propagated from the untraced code within the method. We use it to evaluate the original source within the handler and finalizer, to ensure that the whole method is evaluated within the original context / binding that it was intended to. This should make the fact that there is a breakpoint installed transparent to the application.</text:p>
      <text:p text:style-name="Text_20_body">The breakpoint handler code (see above) is only executed when the handler is attached, as they all contain an early return if the shadow “ELF” source doesn’t have a breakpoint installed, via the <text:span text:style-name="Source_Text">enabled?</text:span> check.</text:p>
      <text:h text:style-name="Heading_20_1" text:outline-level="1"><text:bookmark-start text:name="experimentation-with-caching-iseq-to-reduce-overhead-of-eval"/>Experimentation with caching iseq to reduce overhead of eval<text:bookmark-end text:name="experimentation-with-caching-iseq-to-reduce-overhead-of-eval"/></text:h>
      <text:list text:style-name="L3">
        <text:list-item>
          <text:p text:style-name="P124"><text:a xlink:type="simple" xlink:href="https://github.com/ruby/ruby/pull/2298" office:name=""><text:span text:style-name="Definition">Make iseq eval consistent with Kernel eval</text:span></text:a> [<text:a xlink:type="simple" xlink:href="#ref-ruby-iseq-eval-patch" office:name=""><text:span text:style-name="Definition">9</text:span></text:a>] is an attempt to revive an older patch to allow for evaluate an instruction sequence against an arbitrary binding. More details of this patch are <text:a xlink:type="simple" xlink:href="#ruby-iseq-eval-patch-explanation" office:name=""><text:span text:style-name="Definition">below</text:span></text:a>. The patch is based on draft work from Nobu [<text:a xlink:type="simple" xlink:href="#ref-nobu-eval-with-patch" office:name=""><text:span text:style-name="Definition">10</text:span></text:a>] a few years ago on <text:a xlink:type="simple" xlink:href="https://bugs.ruby-lang.org/issues/12093" office:name=""><text:span text:style-name="Definition">Ruby Feature 12093</text:span></text:a>.</text:p>
        </text:list-item>
      </text:list>
      <text:p text:style-name="First_20_paragraph">Ruby allows passing a binding to Kernel.eval, to arbitratily execute strings as ruby code in the context of a particular binding. Ruby also has the ability to precompile strings of Ruby code, but it does not have the ability to execute this within the context of a particular binding, it will be evaluated against the binding that it was compiled for.</text:p>
      <text:p text:style-name="Text_20_body">This patch changes the call signature of eval, adding an optional single argument, where none are currently accepted. This doesn’t change the contract with existing callers, so all tests pass. However, there is a major flaw in the design.</text:p>
      <text:h text:style-name="Heading_20_2" text:outline-level="2"><text:bookmark-start text:name="why-the-patch-doesnt-work"/>Why the patch doesn’t work<text:bookmark-end text:name="why-the-patch-doesnt-work"/></text:h>
      <text:p text:style-name="First_20_paragraph">Ultimately, this patch has been rejected for good reason, but I figured I’d explain what the obstacle is in case someone can figure out a clever solution!</text:p>
      <text:p text:style-name="Text_20_body">Take for example this test case:</text:p>
      <text:p text:style-name="P125">def bind</text:p>
      <text:p text:style-name="P126"><text:s text:c="2"/>a = 1</text:p>
      <text:p text:style-name="P127"><text:s text:c="2"/>b = 2</text:p>
      <text:p text:style-name="P128"><text:s text:c="2"/>binding</text:p>
      <text:p text:style-name="P129">end</text:p>
      <text:p text:style-name="P130"/>
      <text:p text:style-name="P131">iseq = RubyVM::InstructionSequence.compile("a + b")</text:p>
      <text:p text:style-name="P132">val = iseq.eval(bind)</text:p>
      <text:p text:style-name="First_20_paragraph">We will get an error!</text:p>
      <text:p text:style-name="P133">NameError: undefined local variable or method `a' </text:p>
      <text:p text:style-name="First_20_paragraph">This is because compiled source may contain undefined references which may be assumed to be method calls or local variables. In the ruby instruction sequence, it is assumed to be a method call:</text:p>
      <text:p text:style-name="P134">== disasm: #&lt;ISeq:&lt;compiled&gt;@&lt;compiled&gt;:1 (1,0)-(1,5)&gt; (catch: FALSE)</text:p>
      <text:p text:style-name="P135">0000 putself <text:s text:c="57"/>( <text:s text:c="2"/>1)[Li]</text:p>
      <text:p text:style-name="P136">0001 opt_send_without_block <text:s text:c="6"/>&lt;callinfo!mid:a, argc:0, FCALL|VCALL|ARGS_SIMPLE&gt;, &lt;callcache&gt;</text:p>
      <text:p text:style-name="P137">0004 putself</text:p>
      <text:p text:style-name="P138">0005 opt_send_without_block <text:s text:c="6"/>&lt;callinfo!mid:b, argc:0, FCALL|VCALL|ARGS_SIMPLE&gt;, &lt;callcache&gt;</text:p>
      <text:p text:style-name="P139">0008 opt_plus <text:s text:c="20"/>&lt;callinfo!mid:+, argc:1, ARGS_SIMPLE&gt;, &lt;callcache&gt;</text:p>
      <text:p text:style-name="P140">0011 leave</text:p>
      <text:p text:style-name="First_20_paragraph">In the other test case, where the variables are wrapped in a struct:</text:p>
      <text:p text:style-name="P141">obj = Struct.new(:a, :b).new(1, 2)</text:p>
      <text:p text:style-name="P142">bind = obj.instance_eval {binding}</text:p>
      <text:p text:style-name="P143">iseq = RubyVM::InstructionSequence.compile("a + b")</text:p>
      <text:p text:style-name="P144">val = iseq.eval(bind)</text:p>
      <text:p text:style-name="First_20_paragraph">They are accessible because the struct is able receive the call, where the local variables in the binding object above wouldn’t.</text:p>
      <text:p text:style-name="Text_20_body">If a way can be devised for local variables to be added to the binding as above but in a more elegant / transparent way, this approach could regain its efficacy.</text:p>
      <text:h text:style-name="Heading_20_2" text:outline-level="2"><text:bookmark-start text:name="patch-description"/>Patch Description<text:bookmark-end text:name="patch-description"/></text:h>
      <text:p text:style-name="First_20_paragraph">The rejected patch updated the signature and docs to:</text:p>
      <text:p text:style-name="P145">/*</text:p>
      <text:p text:style-name="P146"><text:s text:c="1"/>* <text:s text:c="1"/>call-seq:</text:p>
      <text:p text:style-name="P147"><text:s text:c="1"/>* <text:s text:c="4"/>iseq.eval -&gt; obj</text:p>
      <text:p text:style-name="P148"><text:s text:c="1"/>*</text:p>
      <text:p text:style-name="P149"><text:s text:c="1"/>* <text:s text:c="1"/>Evaluates the instruction sequence and returns the result.</text:p>
      <text:p text:style-name="P150"><text:s text:c="1"/>*</text:p>
      <text:p text:style-name="P151"><text:s text:c="1"/>* <text:s text:c="5"/>RubyVM::InstructionSequence.compile("1 + 2").eval #=&gt; 3</text:p>
      <text:p text:style-name="P152"><text:s text:c="1"/>*/</text:p>
      <text:p text:style-name="P153">static VALUE</text:p>
      <text:p text:style-name="P154">iseqw_eval(VALUE self)</text:p>
      <text:p text:style-name="P155">{</text:p>
      <text:p text:style-name="P156"><text:s text:c="4"/>rb_secure(1);</text:p>
      <text:p text:style-name="P157"><text:s text:c="4"/>return rb_iseq_eval(iseqw_check(self));</text:p>
      <text:p text:style-name="P158">}</text:p>
      <text:p text:style-name="P159"/>
      <text:p text:style-name="First_20_paragraph">Note that this is based on the signature of the Kernel.eval method:</text:p>
      <text:p text:style-name="P160">/*</text:p>
      <text:p text:style-name="P161"><text:s text:c="1"/>* <text:s text:c="1"/>call-seq:</text:p>
      <text:p text:style-name="P162"><text:s text:c="1"/>* <text:s text:c="4"/>eval(string [, binding [, filename [,lineno]]]) <text:s text:c="1"/>-&gt; obj</text:p>
      <text:p text:style-name="P163"><text:s text:c="1"/>*</text:p>
      <text:p text:style-name="P164"><text:s text:c="1"/>* <text:s text:c="1"/>Evaluates the Ruby expression(s) in &lt;em&gt;string&lt;/em&gt;. If</text:p>
      <text:p text:style-name="P165"><text:s text:c="1"/>* <text:s text:c="1"/>&lt;em&gt;binding&lt;/em&gt; is given, which must be a Binding object, the</text:p>
      <text:p text:style-name="P166"><text:s text:c="1"/>* <text:s text:c="1"/>evaluation is performed in its context. If the optional</text:p>
      <text:p text:style-name="P167"><text:s text:c="1"/>* <text:s text:c="1"/>&lt;em&gt;filename&lt;/em&gt; and &lt;em&gt;lineno&lt;/em&gt; parameters are present, they</text:p>
      <text:p text:style-name="P168"><text:s text:c="1"/>* <text:s text:c="1"/>will be used when reporting syntax errors.</text:p>
      <text:p text:style-name="P169"><text:s text:c="1"/>*</text:p>
      <text:p text:style-name="P170"><text:s text:c="1"/>* <text:s text:c="4"/>def get_binding(str)</text:p>
      <text:p text:style-name="P171"><text:s text:c="1"/>* <text:s text:c="6"/>return binding</text:p>
      <text:p text:style-name="P172"><text:s text:c="1"/>* <text:s text:c="4"/>end</text:p>
      <text:p text:style-name="P173"><text:s text:c="1"/>* <text:s text:c="4"/>str = "hello"</text:p>
      <text:p text:style-name="P174"><text:s text:c="1"/>* <text:s text:c="4"/>eval "str + ' Fred'" <text:s text:c="21"/>#=&gt; "hello Fred"</text:p>
      <text:p text:style-name="P175"><text:s text:c="1"/>* <text:s text:c="4"/>eval "str + ' Fred'", get_binding("bye") <text:s text:c="1"/>#=&gt; "bye Fred"</text:p>
      <text:p text:style-name="P176"><text:s text:c="1"/>*/</text:p>
      <text:p text:style-name="First_20_paragraph">Where the:</text:p>
      <text:list text:style-name="L4">
        <text:list-item>
          <text:p text:style-name="P177">First argument <text:span text:style-name="Source_Text">string</text:span> to <text:span text:style-name="Source_Text">Kernel.eval</text:span> is not necessary in the iseq version, as it is implied as part of <text:span text:style-name="Source_Text">self</text:span> that was used to compile the iseq.</text:p>
        </text:list-item>
        <text:list-item>
          <text:p text:style-name="P177">Second argument, binding, is optional. This becomes the first argument of iseq.eval, as reasoned above</text:p>
        </text:list-item>
        <text:list-item>
          <text:p text:style-name="P177">Third optional argument, filename, is specified when an iseq is created so is not needed</text:p>
        </text:list-item>
        <text:list-item>
          <text:p text:style-name="P177">Fourth optional argument, lineno, is also specified when an iseq is created so is not needed</text:p>
        </text:list-item>
      </text:list>
      <text:p text:style-name="First_20_paragraph">To implement this new call signature, the definition of <text:span text:style-name="Source_Text">iseqw_eval</text:span> is updated to check the number of arguments.</text:p>
      <text:p text:style-name="P178">/*</text:p>
      <text:p text:style-name="P179"><text:s text:c="1"/>* <text:s text:c="1"/>Returns a human-readable string representation of this instruction</text:p>
      <text:p text:style-name="P180"><text:s text:c="1"/>* <text:s text:c="1"/>sequence, including the #label and #path.</text:p>
      <text:p text:style-name="P181"><text:s text:c="1"/>*/</text:p>
      <text:p text:style-name="P182">static VALUE</text:p>
      <text:p text:style-name="P183">iseqw_inspect(VALUE self)</text:p>
      <text:p text:style-name="P184">{</text:p>
      <text:p text:style-name="P185"><text:s text:c="4"/>const rb_iseq_t *iseq = iseqw_check(self);</text:p>
      <text:p text:style-name="P186"><text:s text:c="4"/>const struct rb_iseq_constant_body *const body = iseq-&gt;body;</text:p>
      <text:p text:style-name="P187"><text:s text:c="4"/>VALUE klass = rb_class_name(rb_obj_class(self));</text:p>
      <text:p text:style-name="P188"/>
      <text:p text:style-name="P189"><text:s text:c="4"/>if (!body-&gt;location.label) {</text:p>
      <text:p text:style-name="P190"><text:tab/>return rb_sprintf("#&lt;%"PRIsVALUE": uninitialized&gt;", klass);</text:p>
      <text:p text:style-name="P191"><text:s text:c="4"/>}</text:p>
      <text:p text:style-name="P192"><text:s text:c="4"/>else {</text:p>
      <text:p text:style-name="First_20_paragraph">If no arguments are specified, it does what it always did. If an argument is specified, it scans for the argument and uses it as the binding, for a new VM method <text:span text:style-name="Source_Text">rb_iseq_eval_in_scope</text:span> :</text:p>
      <text:p text:style-name="P193">VALUE</text:p>
      <text:p text:style-name="P194">rb_iseq_eval_main(const rb_iseq_t *iseq)</text:p>
      <text:p text:style-name="P195">{</text:p>
      <text:p text:style-name="P196"><text:s text:c="4"/>rb_execution_context_t *ec = GET_EC();</text:p>
      <text:p text:style-name="P197"><text:s text:c="4"/>VALUE val;</text:p>
      <text:p text:style-name="P198"/>
      <text:p text:style-name="P199"><text:s text:c="4"/>vm_set_main_stack(ec, iseq);</text:p>
      <text:p text:style-name="P200"><text:s text:c="4"/>val = vm_exec(ec, TRUE);</text:p>
      <text:p text:style-name="P201"><text:s text:c="4"/>return val;</text:p>
      <text:p text:style-name="P202">}</text:p>
      <text:p text:style-name="P203"/>
      <text:p text:style-name="P204">int</text:p>
      <text:p text:style-name="P205">rb_vm_control_frame_id_and_class(const rb_control_frame_t *cfp, ID *idp, ID *called_idp, VALUE *klassp)</text:p>
      <text:p text:style-name="P206">{</text:p>
      <text:p text:style-name="P207"><text:s text:c="4"/>const rb_callable_method_entry_t *me = rb_vm_frame_method_entry(cfp);</text:p>
      <text:p text:style-name="First_20_paragraph">This definition is based on the approach used under the hood for Kernel.eval, when it calls <text:span text:style-name="Source_Text">eval_string_with_scope</text:span>:</text:p>
      <text:p text:style-name="P208">static VALUE</text:p>
      <text:p text:style-name="P209">eval_string_with_scope(VALUE scope, VALUE src, VALUE file, int line)</text:p>
      <text:p text:style-name="P210">{</text:p>
      <text:p text:style-name="P211"><text:s text:c="4"/>rb_execution_context_t *ec = GET_EC();</text:p>
      <text:p text:style-name="P212"><text:s text:c="4"/>rb_binding_t *bind = Check_TypedStruct(scope, &amp;ruby_binding_data_type);</text:p>
      <text:p text:style-name="P213"><text:s text:c="4"/>const rb_iseq_t *iseq = eval_make_iseq(src, file, line, bind, &amp;bind-&gt;block);</text:p>
      <text:p text:style-name="P214"><text:s text:c="4"/>if (!iseq) {</text:p>
      <text:p text:style-name="P215"><text:tab/>rb_exc_raise(ec-&gt;errinfo);</text:p>
      <text:p text:style-name="P216"><text:s text:c="4"/>}</text:p>
      <text:p text:style-name="P217"/>
      <text:p text:style-name="P218"><text:s text:c="4"/>vm_set_eval_stack(ec, iseq, NULL, &amp;bind-&gt;block);</text:p>
      <text:p text:style-name="P219"/>
      <text:p text:style-name="P220"><text:s text:c="4"/>/* save new env */</text:p>
      <text:p text:style-name="P221"><text:s text:c="4"/>if (iseq-&gt;body-&gt;local_table_size &gt; 0) {</text:p>
      <text:p text:style-name="P222"><text:tab/>vm_bind_update_env(scope, bind, vm_make_env_object(ec, ec-&gt;cfp));</text:p>
      <text:p text:style-name="P223"><text:s text:c="4"/>}</text:p>
      <text:p text:style-name="P224"/>
      <text:p text:style-name="P225"><text:s text:c="4"/>/* kick */</text:p>
      <text:p text:style-name="P226"><text:s text:c="4"/>return vm_exec(ec, TRUE);</text:p>
      <text:p text:style-name="P227">}</text:p>
      <text:p text:style-name="First_20_paragraph">[1] “Ruby 2.6 adds targetted tracing.” [Online]. Available: <text:a xlink:type="simple" xlink:href="https://bugs.ruby-lang.org/issues/15289" office:name=""><text:span text:style-name="Definition">https://bugs.ruby-lang.org/issues/15289</text:span></text:a></text:p>
      <text:p text:style-name="Text_20_body">[2] “Ruby 2.6 Method Tracing Docs.” [Online]. Available: <text:a xlink:type="simple" xlink:href="https://ruby-doc.org/core-2.6/TracePoint.html#method-i-enable" office:name=""><text:span text:style-name="Definition">https://ruby-doc.org/core-2.6/TracePoint.html#method-i-enable</text:span></text:a></text:p>
      <text:p text:style-name="Text_20_body">[3] S. Hiroshi, N. Nakada, and K. Sasada, “Ruby 2.6 targetted tracing prelude docs.” [Online]. Available: <text:a xlink:type="simple" xlink:href="https://github.com/ruby/ruby/blame/master/prelude.rb#L140-L173" office:name=""><text:span text:style-name="Definition">https://github.com/ruby/ruby/blame/master/prelude.rb#L140-L173</text:span></text:a></text:p>
      <text:p text:style-name="Text_20_body">[4] A. Wu, “Alan wu’s Github.” [Online]. Available: <text:a xlink:type="simple" xlink:href="https://github.com/XrXr" office:name=""><text:span text:style-name="Definition">https://github.com/XrXr</text:span></text:a></text:p>
      <text:p text:style-name="Text_20_body">[5] “Demo of targetted tracing by Alan Wu.” [Online]. Available: <text:a xlink:type="simple" xlink:href="https://gist.github.com/XrXr/f6cc2f1a4b6d3341e3d3fc749bcd5255" office:name=""><text:span text:style-name="Definition">https://gist.github.com/XrXr/f6cc2f1a4b6d3341e3d3fc749bcd5255</text:span></text:a></text:p>
      <text:p text:style-name="Text_20_body">[6] “Ruby Static Tracing Github.” [Online]. Available: <text:a xlink:type="simple" xlink:href="http://github.com/dalehamel/ruby-static-tracing" office:name=""><text:span text:style-name="Definition">http://github.com/dalehamel/ruby-static-tracing</text:span></text:a></text:p>
      <text:p text:style-name="Text_20_body">[7] “Ruby Static Tracing Gem.” [Online]. Available: <text:a xlink:type="simple" xlink:href="https://rubygems.org/gems/ruby-static-tracing/" office:name=""><text:span text:style-name="Definition">https://rubygems.org/gems/ruby-static-tracing/</text:span></text:a></text:p>
      <text:p text:style-name="Text_20_body">[8] D. Hamel, “USDT Report Doc.” [Online]. Available: <text:a xlink:type="simple" xlink:href="https://bpf.sh/usdt-report-doc/index.html" office:name=""><text:span text:style-name="Definition">https://bpf.sh/usdt-report-doc/index.html</text:span></text:a></text:p>
      <text:p text:style-name="Text_20_body">[9] “Make iseq eval consistent with Kernel eval.” [Online]. Available: <text:a xlink:type="simple" xlink:href="https://github.com/ruby/ruby/pull/2298" office:name=""><text:span text:style-name="Definition">https://github.com/ruby/ruby/pull/2298</text:span></text:a></text:p>
      <text:p text:style-name="Text_20_body">[10] “Nobu’s original patch for iseq.eval_with.” [Online]. Available: <text:a xlink:type="simple" xlink:href="https://github.com/ruby/ruby/pull/2298/commits/5d0c8c83d8fdea16c403abbc80c160ddddb92ef8" office:name=""><text:span text:style-name="Definition">https://github.com/ruby/ruby/pull/2298/commits/5d0c8c83d8fdea16c403abbc80c160ddddb92ef8</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2</meta:generator>
    <dc:title>Production Breakpoints</dc:title>
    <dc:description/>
    <dc:subject/>
    <meta:keyword/>
    <meta:initial-creator>Dale Hamel</meta:initial-creator>
    <dc:creator>Dale Hamel</dc:creator>
    <meta:creation-date>2019-12-03T03:20:33Z</meta:creation-date>
    <dc:date>2019-12-03T03:20:33Z</dc:date>
    <meta:user-defined meta:name="autoEqnLabels" meta:value-type="string">False</meta:user-defined>
    <meta:user-defined meta:name="autoSectionLabels" meta:value-type="string">False</meta:user-defined>
    <meta:user-defined meta:name="bibliography" meta:value-type="string">bibliography.yaml</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ieee-with-url.csl</meta:user-defined>
    <meta:user-defined meta:name="date" meta:value-type="string">12/03/19 03:20:32 AM UTC</meta:user-defined>
    <meta:user-defined meta:name="eqnLabels" meta:value-type="string">arabic</meta:user-defined>
    <meta:user-defined meta:name="eqnPrefix" meta:value-type="string"/>
    <meta:user-defined meta:name="eqnPrefixTemplate" meta:value-type="string">p i</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header-includes" meta:value-type="string"/>
    <meta:user-defined meta:name="lastDelim" meta:value-type="string">, </meta:user-defined>
    <meta:user-defined meta:name="link-citations" meta:value-type="string">True</meta:user-defined>
    <meta:user-defined meta:name="linkReferences" meta:value-type="string">False</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Title" meta:value-type="string">List of Figures</meta:user-defined>
    <meta:user-defined meta:name="lolTitle" meta:value-type="string">List of Listings</meta:user-defined>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p</mi>
</math>
</file>

<file path=Formula-12/content.xml><?xml version="1.0" encoding="utf-8"?>
<math xmlns="http://www.w3.org/1998/Math/MathML" display="block">
  <mi>i</mi>
</math>
</file>

<file path=Formula-14/content.xml><?xml version="1.0" encoding="utf-8"?>
<math xmlns="http://www.w3.org/1998/Math/MathML" display="block">
  <mrow>
    <mi>f</mi>
    <mi>i</mi>
    <mi>g</mi>
    <mi>u</mi>
    <mi>r</mi>
    <mi>e</mi>
    <mi>T</mi>
    <mi>i</mi>
    <mi>t</mi>
    <mi>l</mi>
    <mi>e</mi>
  </mrow>
</math>
</file>

<file path=Formula-16/content.xml><?xml version="1.0" encoding="utf-8"?>
<math xmlns="http://www.w3.org/1998/Math/MathML" display="block">
  <mi>i</mi>
</math>
</file>

<file path=Formula-18/content.xml><?xml version="1.0" encoding="utf-8"?>
<math xmlns="http://www.w3.org/1998/Math/MathML" display="block">
  <mrow>
    <mi>t</mi>
    <mi>i</mi>
    <mi>t</mi>
    <mi>l</mi>
    <mi>e</mi>
    <mi>D</mi>
    <mi>e</mi>
    <mi>l</mi>
    <mi>i</mi>
    <mi>m</mi>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t</mi>
</math>
</file>

<file path=Formula-22/content.xml><?xml version="1.0" encoding="utf-8"?>
<math xmlns="http://www.w3.org/1998/Math/MathML" display="block">
  <mrow>
    <mi>l</mi>
    <mi>i</mi>
    <mi>s</mi>
    <mi>t</mi>
    <mi>i</mi>
    <mi>n</mi>
    <mi>g</mi>
    <mi>T</mi>
    <mi>i</mi>
    <mi>t</mi>
    <mi>l</mi>
    <mi>e</mi>
  </mrow>
</math>
</file>

<file path=Formula-24/content.xml><?xml version="1.0" encoding="utf-8"?>
<math xmlns="http://www.w3.org/1998/Math/MathML" display="block">
  <mi>i</mi>
</math>
</file>

<file path=Formula-26/content.xml><?xml version="1.0" encoding="utf-8"?>
<math xmlns="http://www.w3.org/1998/Math/MathML" display="block">
  <mrow>
    <mi>t</mi>
    <mi>i</mi>
    <mi>t</mi>
    <mi>l</mi>
    <mi>e</mi>
    <mi>D</mi>
    <mi>e</mi>
    <mi>l</mi>
    <mi>i</mi>
    <mi>m</mi>
  </mrow>
</math>
</file>

<file path=Formula-28/content.xml><?xml version="1.0" encoding="utf-8"?>
<math xmlns="http://www.w3.org/1998/Math/MathML" display="block">
  <mi>t</mi>
</math>
</file>

<file path=Formula-30/content.xml><?xml version="1.0" encoding="utf-8"?>
<math xmlns="http://www.w3.org/1998/Math/MathML" display="block">
  <mi>p</mi>
</math>
</file>

<file path=Formula-32/content.xml><?xml version="1.0" encoding="utf-8"?>
<math xmlns="http://www.w3.org/1998/Math/MathML" display="block">
  <mi>i</mi>
</math>
</file>

<file path=Formula-34/content.xml><?xml version="1.0" encoding="utf-8"?>
<math xmlns="http://www.w3.org/1998/Math/MathML" display="block">
  <mi>i</mi>
</math>
</file>

<file path=Formula-36/content.xml><?xml version="1.0" encoding="utf-8"?>
<math xmlns="http://www.w3.org/1998/Math/MathML" display="block">
  <mrow>
    <mi>s</mi>
    <mi>u</mi>
    <mi>f</mi>
  </mrow>
</math>
</file>

<file path=Formula-38/content.xml><?xml version="1.0" encoding="utf-8"?>
<math xmlns="http://www.w3.org/1998/Math/MathML" display="block">
  <mi>i</mi>
</math>
</file>

<file path=Formula-4/content.xml><?xml version="1.0" encoding="utf-8"?>
<math xmlns="http://www.w3.org/1998/Math/MathML" display="block">
  <mi>t</mi>
</math>
</file>

<file path=Formula-40/content.xml><?xml version="1.0" encoding="utf-8"?>
<math xmlns="http://www.w3.org/1998/Math/MathML" display="block">
  <mrow>
    <mi>s</mi>
    <mi>e</mi>
    <mi>c</mi>
    <mi>H</mi>
    <mi>e</mi>
    <mi>a</mi>
    <mi>d</mi>
    <mi>e</mi>
    <mi>r</mi>
    <mi>D</mi>
    <mi>e</mi>
    <mi>l</mi>
    <mi>i</mi>
    <mi>m</mi>
  </mrow>
</math>
</file>

<file path=Formula-42/content.xml><?xml version="1.0" encoding="utf-8"?>
<math xmlns="http://www.w3.org/1998/Math/MathML" display="block">
  <mi>t</mi>
</math>
</file>

<file path=Formula-44/content.xml><?xml version="1.0" encoding="utf-8"?>
<math xmlns="http://www.w3.org/1998/Math/MathML" display="block">
  <mi>p</mi>
</math>
</file>

<file path=Formula-46/content.xml><?xml version="1.0" encoding="utf-8"?>
<math xmlns="http://www.w3.org/1998/Math/MathML" display="block">
  <mi>i</mi>
</math>
</file>

<file path=Formula-48/content.xml><?xml version="1.0" encoding="utf-8"?>
<math xmlns="http://www.w3.org/1998/Math/MathML" display="block">
  <mi>i</mi>
</math>
</file>

<file path=Formula-50/content.xml><?xml version="1.0" encoding="utf-8"?>
<math xmlns="http://www.w3.org/1998/Math/MathML" display="block">
  <mi>i</mi>
</math>
</file>

<file path=Formula-52/content.xml><?xml version="1.0" encoding="utf-8"?>
<math xmlns="http://www.w3.org/1998/Math/MathML" display="block">
  <mrow>
    <mi>s</mi>
    <mi>u</mi>
    <mi>f</mi>
  </mrow>
</math>
</file>

<file path=Formula-54/content.xml><?xml version="1.0" encoding="utf-8"?>
<math xmlns="http://www.w3.org/1998/Math/MathML" display="block">
  <mi>s</mi>
</math>
</file>

<file path=Formula-56/content.xml><?xml version="1.0" encoding="utf-8"?>
<math xmlns="http://www.w3.org/1998/Math/MathML" display="block">
  <mrow>
    <mi>f</mi>
    <mi>i</mi>
    <mi>g</mi>
    <mi>u</mi>
    <mi>r</mi>
    <mi>e</mi>
    <mi>T</mi>
    <mi>i</mi>
    <mi>t</mi>
    <mi>l</mi>
    <mi>e</mi>
  </mrow>
</math>
</file>

<file path=Formula-58/content.xml><?xml version="1.0" encoding="utf-8"?>
<math xmlns="http://www.w3.org/1998/Math/MathML" display="block">
  <mi>i</mi>
</math>
</file>

<file path=Formula-6/content.xml><?xml version="1.0" encoding="utf-8"?>
<math xmlns="http://www.w3.org/1998/Math/MathML" display="block">
  <mi>p</mi>
</math>
</file>

<file path=Formula-60/content.xml><?xml version="1.0" encoding="utf-8"?>
<math xmlns="http://www.w3.org/1998/Math/MathML" display="block">
  <mrow>
    <mi>t</mi>
    <mi>i</mi>
    <mi>t</mi>
    <mi>l</mi>
    <mi>e</mi>
    <mi>D</mi>
    <mi>e</mi>
    <mi>l</mi>
    <mi>i</mi>
    <mi>m</mi>
  </mrow>
</math>
</file>

<file path=Formula-62/content.xml><?xml version="1.0" encoding="utf-8"?>
<math xmlns="http://www.w3.org/1998/Math/MathML" display="block">
  <mi>t</mi>
</math>
</file>

<file path=Formula-64/content.xml><?xml version="1.0" encoding="utf-8"?>
<math xmlns="http://www.w3.org/1998/Math/MathML" display="block">
  <mrow>
    <mi>c</mi>
    <mi>c</mi>
    <mi>s</mi>
  </mrow>
</math>
</file>

<file path=Formula-66/content.xml><?xml version="1.0" encoding="utf-8"?>
<math xmlns="http://www.w3.org/1998/Math/MathML" display="block">
  <mrow>
    <mi>t</mi>
    <mi>a</mi>
    <mi>b</mi>
    <mi>l</mi>
    <mi>e</mi>
    <mi>T</mi>
    <mi>i</mi>
    <mi>t</mi>
    <mi>l</mi>
    <mi>e</mi>
  </mrow>
</math>
</file>

<file path=Formula-68/content.xml><?xml version="1.0" encoding="utf-8"?>
<math xmlns="http://www.w3.org/1998/Math/MathML" display="block">
  <mi>i</mi>
</math>
</file>

<file path=Formula-70/content.xml><?xml version="1.0" encoding="utf-8"?>
<math xmlns="http://www.w3.org/1998/Math/MathML" display="block">
  <mrow>
    <mi>t</mi>
    <mi>i</mi>
    <mi>t</mi>
    <mi>l</mi>
    <mi>e</mi>
    <mi>D</mi>
    <mi>e</mi>
    <mi>l</mi>
    <mi>i</mi>
    <mi>m</mi>
  </mrow>
</math>
</file>

<file path=Formula-72/content.xml><?xml version="1.0" encoding="utf-8"?>
<math xmlns="http://www.w3.org/1998/Math/MathML" display="block">
  <mi>t</mi>
</math>
</file>

<file path=Formula-74/content.xml><?xml version="1.0" encoding="utf-8"?>
<math xmlns="http://www.w3.org/1998/Math/MathML" display="block">
  <mi>p</mi>
</math>
</file>

<file path=Formula-76/content.xml><?xml version="1.0" encoding="utf-8"?>
<math xmlns="http://www.w3.org/1998/Math/MathML" display="block">
  <mi>i</mi>
</math>
</file>

<file path=Formula-8/content.xml><?xml version="1.0" encoding="utf-8"?>
<math xmlns="http://www.w3.org/1998/Math/MathML" display="block">
  <mi>i</mi>
</math>
</file>